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50c9d" style:font-weight-asian="normal" style:font-weight-complex="normal"/>
    </style:style>
    <style:style style:name="T3" style:family="text">
      <style:text-properties fo:font-weight="normal" officeooo:rsid="00341bdf" style:font-weight-asian="normal" style:font-weight-complex="normal"/>
    </style:style>
    <style:style style:name="T4" style:family="text">
      <style:text-properties officeooo:rsid="00350c9d"/>
    </style:style>
    <style:style style:name="T5" style:family="text">
      <style:text-properties officeooo:rsid="00335999"/>
    </style:style>
    <style:style style:name="T6" style:family="text">
      <style:text-properties officeooo:rsid="0036c036"/>
    </style:style>
    <style:style style:name="T7" style:family="text">
      <style:text-properties fo:font-weight="normal" officeooo:rsid="0010d034" style:font-weight-asian="normal" style:font-weight-complex="normal"/>
    </style:style>
    <style:style style:name="T8" style:family="text">
      <style:text-properties fo:font-weight="normal" officeooo:rsid="00375ad9" style:font-weight-asian="normal" style:font-weight-complex="normal"/>
    </style:style>
    <style:style style:name="T9" style:family="text">
      <style:text-properties fo:font-weight="normal" officeooo:rsid="002e543a" style:font-weight-asian="normal" style:font-weight-complex="normal"/>
    </style:style>
    <style:style style:name="T10" style:family="text">
      <style:text-properties fo:font-weight="normal" officeooo:rsid="0038d1ca" style:font-weight-asian="normal" style:font-weight-complex="normal"/>
    </style:style>
    <style:style style:name="T11" style:family="text">
      <style:text-properties fo:font-weight="normal" officeooo:rsid="0020c035" style:font-weight-asian="normal" style:font-weight-complex="normal"/>
    </style:style>
    <style:style style:name="T12" style:family="text">
      <style:text-properties fo:font-weight="normal" officeooo:rsid="0014ea12" style:font-weight-asian="normal" style:font-weight-complex="normal"/>
    </style:style>
    <style:style style:name="T13" style:family="text">
      <style:text-properties fo:font-weight="normal" officeooo:rsid="001623be" style:font-weight-asian="normal" style:font-weight-complex="normal"/>
    </style:style>
    <style:style style:name="T14" style:family="text">
      <style:text-properties fo:font-weight="normal" officeooo:rsid="00227adc" style:font-weight-asian="normal" style:font-weight-complex="normal"/>
    </style:style>
    <style:style style:name="T15" style:family="text">
      <style:text-properties fo:font-weight="normal" officeooo:rsid="003ab6bc" style:font-weight-asian="normal" style:font-weight-complex="normal"/>
    </style:style>
    <style:style style:name="T16" style:family="text">
      <style:text-properties fo:font-size="16pt" fo:font-weight="normal" officeooo:rsid="0019f624" style:font-size-asian="16pt" style:font-weight-asian="normal" style:font-size-complex="16pt" style:font-weight-complex="normal"/>
    </style:style>
    <style:style style:name="T17" style:family="text">
      <style:text-properties fo:font-size="16pt" style:font-size-asian="16pt" style:font-size-complex="16pt"/>
    </style:style>
    <style:style style:name="T18" style:family="text">
      <style:text-properties fo:font-size="16pt" officeooo:rsid="002f5e68" style:font-size-asian="16pt" style:font-size-complex="16pt"/>
    </style:style>
    <style:style style:name="T19" style:family="text">
      <style:text-properties officeooo:rsid="00258aad"/>
    </style:style>
    <style:style style:name="T20" style:family="text">
      <style:text-properties officeooo:rsid="00273edc"/>
    </style:style>
    <style:style style:name="T21" style:family="text">
      <style:text-properties officeooo:rsid="00292a87"/>
    </style:style>
    <style:style style:name="T22" style:family="text">
      <style:text-properties officeooo:rsid="002a7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text:span><text:span text:style-name="T2">(595.70) </text:span><text:span text:style-name="T1">είναι υψηλό </text:span><text:span text:style-name="T3">με αποτέλεσμα</text:span><text:span text:style-name="T1"> η εικόνα χάνει πολύ λεπτομέρεια.</text:span></text:p>
      <text:p text:style-name="P2"><text:span text:style-name="T1"/></text:p>
      <text:p text:style-name="P3">Για Κ = 20 το μέσο τετραγωνικό σφάλμα <text:span text:style-name="T4">(158.03) </text:span>μειώνεται αρκετά και η εικόνα πλησιάζει περισσότερο την αρχική.</text:p>
      <text:p text:style-name="P2"><text:span text:style-name="T1"/></text:p>
      <text:p text:style-name="P3">Για Κ = <text:span text:style-name="T5">2</text:span>00 το μέσο τετραγωνικό σφάλμα <text:span text:style-name="T6">(25.84)</text:span>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text:span text:style-name="T6">(8.90)</text:span>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7">Η εικόνα έχει αλλοιωθεί σε μεγάλο βαθμό, έχει χαθεί η λεπτομέρεια και εμφανίζονται παραμορφώσεις </text:span><text:span text:style-name="T8">(εμφανίζεται μια κατοπτρική εκδοχή της εικόνας)</text:span><text:span text:style-name="T7">. </text:span><text:span text:style-name="T9">Αυτό συμβαίνει επειδή αλλάξαμε την φάση της εικόνας με την κατακόρυφ</text:span><text:span text:style-name="T10">α </text:span><text:span text:style-name="T9">συμμετρική της. </text:span></text:p>
      <text:p text:style-name="P2"><text:span text:style-name="T7"/></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11">(εκεί που παρατηρούνται μεγάλες αλλαγές στην εικόνα)</text:span><text:span text:style-name="T1"> και με βάση τον διαχωρισμό δημιουργείται μία δυαδική εικόνα ό</text:span><text:span text:style-name="T12">που φαίνονται απομονομένα τα κύρια στοιχεία του αντικειμένου</text:span><text:span text:style-name="T1">.<text:tab/> </text:span></text:p>
      <text:p text:style-name="P4"/>
      <text:p text:style-name="P4">Ερώτημα Β: <text:span text:style-name="T12">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12">Για τον εντοπισμό των λεπτομερειών χρησιμοποιείται η μέθοδος Laplacian. </text:span><text:span text:style-name="T13">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14">οι οποίες με κάποιο άλλο φίλτρο δεν θα εντοπίζονταν εύκολα</text:span><text:span text:style-name="T1">. </text:span><text:span text:style-name="T15">Πρίνα την εφαρμογή του φίλτρου χρησιμοποιούμε Gaussian blur ώστε να έχουμε πιο καθαρό αποτέλεσμα.</text:span></text:p>
      <text:p text:style-name="P5"><text:span text:style-name="T1"/></text:p>
      <text:p text:style-name="P5"/>
      <text:p text:style-name="P5">Άσκηση #4, Βελτιστοποίηση:</text:p>
      <text:p text:style-name="P5"/>
      <text:p text:style-name="P6">Ερώτημα Α:</text:p>
      <text:p text:style-name="P7"><text:span text:style-name="T16">Εικόνα 1: Για την βελτιστοποίηση της εικόνας 1 χρησιμοποιείται </text:span><text:span text:style-name="T17">Non-local means denoising </text:span><text:span text:style-name="T18">(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19">To results επιστρέφει τις περιοχές που έχει εντοπίσει. Στη συνέχεια ψάχνουμε μέσα στο results για αντικείμενα τύπου car και οταν </text:span><text:soft-page-break/><text:span text:style-name="T19">βρούμε ενα τέτοιο αντικείμενο αυξάνουμε την μεταβλητή που μετράει τα αυτοκίνητα και σχεδιάζουμε το bounding box γύρω απο το αντικείμενο car 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20">Στο τελικό αποτέλεσμα, </text:span><text:span text:style-name="T21">επειδη η εικόνα έχει</text:span><text:span text:style-name="T20"> κάποια αμάξια που δεν φαίνονται ολόκληρα, το μοντέλο δεν τα αναγνωρίζει </text:span><text:span text:style-name="T22">με αποτέλεσμα να τα προσπερνάει</text:span><text:span text:style-name="T20">.</text:span><text:span text:style-name="T19"> </text:span><text:s text:c="5"/></text:p>
      <text:p text:style-name="P14"/>
      <text:p text:style-name="P4"><text:span text:style-name="T1"/></text:p>
      <text:p text:style-name="P4">Άσκηση #6, Τμηματοποίηση 2:</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4T15:04:21.620348388</dc:date>
    <meta:editing-duration>PT3H33M30S</meta:editing-duration>
    <meta:editing-cycles>23</meta:editing-cycles>
    <meta:generator>LibreOffice/24.8.6.2$Linux_X86_64 LibreOffice_project/480$Build-2</meta:generator>
    <meta:document-statistic meta:table-count="0" meta:image-count="0" meta:object-count="0" meta:page-count="3" meta:paragraph-count="23" meta:word-count="552" meta:character-count="3708" meta:non-whitespace-character-count="3165"/>
  </office:meta>
</office:document-meta>
</file>